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13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9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20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21" style:family="paragraph" style:parent-style-name="Table_20_Contents" style:list-style-name="L13">
      <style:text-properties style:font-name="Verdana" fo:font-size="14pt" style:font-size-asian="14pt" style:font-size-complex="14pt"/>
    </style:style>
    <style:style style:name="P22" style:family="paragraph" style:parent-style-name="Table_20_Contents" style:list-style-name="L14">
      <style:text-properties style:font-name="Verdana" fo:font-size="14pt" style:font-size-asian="14pt" style:font-size-complex="14pt"/>
    </style:style>
    <style:style style:name="P23" style:family="paragraph" style:parent-style-name="Table_20_Contents" style:list-style-name="L15">
      <style:text-properties style:font-name="Verdana" fo:font-size="14pt" style:font-size-asian="14pt" style:font-size-complex="14pt"/>
    </style:style>
    <style:style style:name="P24" style:family="paragraph" style:parent-style-name="Table_20_Contents" style:list-style-name="L16">
      <style:text-properties style:font-name="Verdana" fo:font-size="14pt" style:font-size-asian="14pt" style:font-size-complex="14pt"/>
    </style:style>
    <style:style style:name="P25" style:family="paragraph" style:parent-style-name="Text_20_body" style:list-style-name="L12">
      <style:paragraph-properties fo:line-height="150%"/>
      <style:text-properties style:font-name="Arial" style:font-name-asian="Arial"/>
    </style:style>
    <style:style style:name="P26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7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4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46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4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font-size="13pt" fo:font-style="italic" fo:font-weight="bold" fo:background-color="#ffcc00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fo:background-color="#ccff66" style:font-size-asian="15pt" style:font-size-complex="15pt"/>
    </style:style>
    <style:style style:name="T10" style:family="text">
      <style:text-properties style:text-line-through-style="none" style:text-underline-style="none" style:text-blinking="false" fo:background-color="transparent"/>
    </style:style>
    <style:style style:name="T11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2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表4" table:style-name="表4">
        <table:table-column table:style-name="表4.A"/>
        <table:table-row>
          <table:table-cell table:style-name="表4.A1" office:value-type="string">
            <text:p text:style-name="P5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5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13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3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1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18">f C:\Users\iwabuchiken\AppData\Roaming\MetaQuotes\Terminal\34B08C83A5AAE27A4079DE708E60511E\MQL4\Files\Report_Trades</text:p>
          </table:table-cell>
        </table:table-row>
        <text:soft-page-break/>
        <table:table-row>
          <table:table-cell table:style-name="表4.A2" office:value-type="string">
            <text:p text:style-name="P14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10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18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5"/>
      <text:p text:style-name="P5"/>
      <text:p text:style-name="P6"><text:span text:style-name="T2">12.1_1</text:span>---------------------------------------------------------------------------</text:p>
      <text:p text:style-name="P4">res free# JVEMV6 44#12.1_1 / 44. currency / 12. admin / 1. setup-mt4-in-note-pc / 20200514_141558</text:p>
      <text:p text:style-name="P5"/>
      <text:p text:style-name="P5">[do] <text:span text:style-name="T1">#_ </text:span></text:p>
      <text:list xml:id="list1126008682384274491" text:style-name="L1">
        <text:list-item>
          <text:p text:style-name="P29">REVIEW </text:p>
        </text:list-item>
        <text:list-item>
          <text:p text:style-name="P29">TASK-1</text:p>
          <text:list>
            <text:list-item>
              <text:p text:style-name="P29">==&gt; see memo (log file in “shortcut...”)</text:p>
            </text:list-item>
          </text:list>
        </text:list-item>
      </text:list>
      <text:p text:style-name="P5"/>
      <text:p text:style-name="P5">[next]</text:p>
      <text:list xml:id="list904355145456776869" text:style-name="L2">
        <text:list-item>
          <text:p text:style-name="P30">TASK : COMP</text:p>
        </text:list-item>
      </text:list>
      <text:p text:style-name="P5">[further]</text:p>
      <text:p text:style-name="P12"><text:span text:style-name="T8"><text:line-break/></text:span><text:span text:style-name="T9">[/ XXX] 20200514_141625</text:span></text:p>
      <text:p text:style-name="P17"/>
      <text:p text:style-name="P11"/>
      <text:p text:style-name="P3"/>
      <text:p text:style-name="P5"><text:span text:style-name="T3">11.1_ X</text:span>---------------------------------------------------------------------------</text:p>
      <text:p text:style-name="P15">res free# JVEMV6 44#11.3_1.1_1 / 44. currency / 11. prog-mt4 / 3. ea / 1.1 ea-5.1 / 20200515_115452</text:p>
      <text:p text:style-name="P5"/>
      <text:p text:style-name="P5">[do] <text:span text:style-name="T1">#_ </text:span></text:p>
      <text:list xml:id="list4570070543693318200" text:style-name="L3">
        <text:list-item>
          <text:p text:style-name="P31">REVIEW </text:p>
        </text:list-item>
        <text:list-item>
          <text:p text:style-name="P31"><text:soft-page-break/>TASK-1 : start</text:p>
          <text:list>
            <text:list-item>
              <text:p text:style-name="P31"><text:span text:style-name="T1">#_ </text:span>T-1.1</text:p>
              <text:list>
                <text:list-item>
                  <text:p text:style-name="P31">DUP ==&gt; ea-4.mq4</text:p>
                </text:list-item>
                <text:list-item>
                  <text:p text:style-name="P31">func list</text:p>
                  <text:list>
                    <text:list-item>
                      <text:p text:style-name="P31">gen-func-list.bat // (C:\Users\iwabuchiken\AppData\Roaming\MetaQuotes\Terminal\34B08C83A5AAE27A4079DE708E60511E\MQL4\utils)</text:p>
                      <text:list>
                        <text:list-item>
                          <text:p text:style-name="P31">edit</text:p>
                        </text:list-item>
                      </text:list>
                    </text:list-item>
                  </text:list>
                </text:list-item>
                <text:list-item>
                  <text:p text:style-name="P31">compile ==&gt; OK</text:p>
                </text:list-item>
                <text:list-item>
                  <text:p text:style-name="P31">EXEC ==&gt; OK</text:p>
                </text:list-item>
              </text:list>
            </text:list-item>
            <text:list-item>
              <text:p text:style-name="P31">T-1.2 : new FUNC : dp_Dispatch(int idOf_DP) : bool</text:p>
              <text:list>
                <text:list-item>
                  <text:list>
                    <text:list-item>
                      <text:p text:style-name="P31">//_20200515_120722:tmp (ea-5.1.mq4)</text:p>
                    </text:list-item>
                    <text:list-item>
                      <text:p text:style-name="P31">libfx_dp_1.mqh</text:p>
                    </text:list-item>
                  </text:list>
                </text:list-item>
                <text:list-item>
                  <text:p text:style-name="P31">CODE</text:p>
                  <text:list>
                    <text:list-item>
                      <text:p text:style-name="P31">signature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</text:list>
                </text:list-item>
                <text:list-item>
                  <text:p text:style-name="P31">COMPILE : OK</text:p>
                </text:list-item>
                <text:list-item>
                  <text:p text:style-name="P31">TEST :==&gt; OK</text:p>
                </text:list-item>
              </text:list>
            </text:list-item>
            <text:list-item>
              <text:p text:style-name="P31"><text:span text:style-name="T1">#_ </text:span>T-1.3 : libfx_dp_1.mqh ==&gt; funclist</text:p>
            </text:list-item>
            <text:list-item>
              <text:p text:style-name="P31">T-1.4 : func “dp_Dispatch” ==&gt; if sentence → coding</text:p>
              <text:list>
                <text:list-item>
                  <text:p text:style-name="P31"><text:span text:style-name="T1">#_ </text:span>CODE : //_20200515_123508:tmp</text:p>
                  <text:list>
                    <text:list-item>
                      <text:p text:style-name="P31">new FUNC : dp_5_1_PrevBar_BB_egt_2()</text:p>
                      <text:list>
                        <text:list-item>
                          <text:p text:style-name="P31"><text:span text:style-name="T1">#_ </text:span>sig</text:p>
                        </text:list-item>
                        <text:list-item>
                          <text:p text:style-name="P31"><text:span text:style-name="T1">#_ </text:span>labels</text:p>
                        </text:list-item>
                        <text:list-item>
                          <text:p text:style-name="P31"><text:span text:style-name="T1">#_ </text:span>caller</text:p>
                        </text:list-item>
                      </text:list>
                    </text:list-item>
                    <text:list-item>
                      <text:p text:style-name="P31">COMPILE ==&gt; OK</text:p>
                    </text:list-item>
                    <text:list-item>
                      <text:p text:style-name="P31"><text:span text:style-name="T1">#_ </text:span>TEST ==&gt; </text:p>
                      <text:list>
                        <text:list-item>
                          <text:p text:style-name="P31">==&gt; OK</text:p>
                        </text:list-item>
                      </text:list>
                    </text:list-item>
                  </text:list>
                </text:list-item>
                <text:list-item>
                  <text:p text:style-name="P31">CODE : actual lines : //_20200515_124341:tmp</text:p>
                </text:list-item>
                <text:list-item>
                  <text:p text:style-name="P31"><text:soft-page-break/>COMPILE : OK</text:p>
                </text:list-item>
                <text:list-item>
                  <text:p text:style-name="P31">TEST : ==&gt; OK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4338751748500671274" text:style-name="L4">
        <text:list-item>
          <text:p text:style-name="P32">TASK : TASKS-22</text:p>
        </text:list-item>
      </text:list>
      <text:p text:style-name="P5">[further]</text:p>
      <text:p text:style-name="P12"><text:span text:style-name="T8"><text:line-break/></text:span><text:span text:style-name="T9">[/ XXX] 20200515_125731</text:span></text:p>
      <text:p text:style-name="P17"/>
      <text:p text:style-name="P6"><text:span text:style-name="T2">12.2_X</text:span>---------------------------------------------------------------------------</text:p>
      <text:p text:style-name="P4">res free# JVEMV6 44#12.2_1 / 44. currency / 12. admin / 2. introduce-mq4-file-from-desktop-to-note / 20200515_125850</text:p>
      <text:p text:style-name="P3"/>
      <text:p text:style-name="P5">[do] <text:span text:style-name="T1">#_ </text:span></text:p>
      <text:list xml:id="list35453597" text:continue-list="list1126008682384274491" text:style-name="L1">
        <text:list-item>
          <text:p text:style-name="P29">REVIEW </text:p>
        </text:list-item>
        <text:list-item>
          <text:p text:style-name="P29">TASK-1</text:p>
          <text:list>
            <text:list-item>
              <text:p text:style-name="P29">T-1.1 : steps</text:p>
              <text:list>
                <text:list-item>
                  <text:p text:style-name="P29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5464618" text:continue-numbering="true" text:style-name="L1">
        <text:list-item>
          <text:list>
            <text:list-item>
              <text:list>
                <text:list-item>
                  <text:p text:style-name="P29">note</text:p>
                  <text:list>
                    <text:list-item>
                      <text:p text:style-name="P29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545156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9"/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[next]</text:p>
      <text:list xml:id="list3738676472516833538" text:style-name="L5">
        <text:list-item>
          <text:p text:style-name="P33">TASK</text:p>
        </text:list-item>
      </text:list>
      <text:p text:style-name="P5">[further]</text:p>
      <text:p text:style-name="P12"><text:soft-page-break/><text:span text:style-name="T8"><text:line-break/></text:span><text:span text:style-name="T9">[/ XXX] </text:span></text:p>
      <text:p text:style-name="P17"/>
      <text:p text:style-name="P11"/>
      <text:p text:style-name="P5"><text:span text:style-name="T3">10.4_X</text:span>---------------------------------------------------------------------------</text:p>
      <text:p text:style-name="P15">res free# JVEMV6 44#10.4_7 / 44. currency / 10. prog-php / 4. gen-trading-result-list-file / 20200516_122949</text:p>
      <text:p text:style-name="P5"/>
      <text:p text:style-name="P5">[do] <text:span text:style-name="T1">#_ </text:span></text:p>
      <text:list xml:id="list1970458542194957872" text:style-name="L6">
        <text:list-item>
          <text:p text:style-name="P34">REVIEW </text:p>
        </text:list-item>
        <text:list-item>
          <text:p text:style-name="P34">TASK-1</text:p>
          <text:list>
            <text:list-item>
              <text:p text:style-name="P34">steps</text:p>
              <text:list>
                <text:list-item>
                  <text:p text:style-name="P34">gen : trade report</text:p>
                  <text:list>
                    <text:list-item>
                      <text:p text:style-name="P34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34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34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5446287" text:continue-numbering="true" text:style-name="L6">
        <text:list-item>
          <text:list>
            <text:list-item>
              <text:list>
                <text:list-item>
                  <text:p text:style-name="P34">PROBLEM : “'$cntOf_Ticket_Num_Match : 0'”</text:p>
                  <text:list>
                    <text:list-item>
                      <text:p text:style-name="P34">TRY-1</text:p>
                      <text:list>
                        <text:list-item>
                          <text:p text:style-name="P34"><text:soft-page-break/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34">sheet</text:p>
                  <text:list>
                    <text:list-item>
                      <text:p text:style-name="P34">log_JVE_44_10_3_4.[session-3].ods</text:p>
                    </text:list-item>
                    <text:list-item>
                      <text:p text:style-name="P34">DUP : tab “4”</text:p>
                    </text:list-item>
                    <text:list-item>
                      <text:p text:style-name="P34">delete : entries</text:p>
                    </text:list-item>
                    <text:list-item>
                      <text:p text:style-name="P34">C/P : file content</text:p>
                    </text:list-item>
                    <text:list-item>
                      <text:p text:style-name="P34">DUP : tab ==&gt; “5.1”</text:p>
                    </text:list-item>
                    <text:list-item>
                      <text:p text:style-name="P34">entries ==&gt; sort : BB-loc.-1 ~ -3</text:p>
                    </text:list-item>
                  </text:list>
                </text:list-item>
              </text:list>
            </text:list-item>
            <text:list-item>
              <text:p text:style-name="P34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12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5466707" text:continue-numbering="true" text:style-name="L6">
        <text:list-item>
          <text:list>
            <text:list-item>
              <text:p text:style-name="P34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12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6757163918542763069" text:style-name="L7">
              <text:list-item>
                <text:p text:style-name="P20">この sequence は、プラスか？</text:p>
                <text:list>
                  <text:list-item>
                    <text:p text:style-name="P19">4-4-4-2-2 (A-Z order)</text:p>
                  </text:list-item>
                </text:list>
              </text:list-item>
              <text:list-item>
                <text:p text:style-name="P20">この sequence は、マイナスか？</text:p>
                <text:list>
                  <text:list-item>
                    <text:p text:style-name="P20">2-2-2-2 (A-Z order)</text:p>
                  </text:list-item>
                </text:list>
              </text:list-item>
            </text:list>
          </table:table-cell>
        </table:table-row>
      </table:table>
      <text:list xml:id="list35466594" text:continue-list="list35466707" text:style-name="L6">
        <text:list-item>
          <text:list>
            <text:list-item>
              <text:p text:style-name="P34"/>
            </text:list-item>
          </text:list>
        </text:list-item>
      </text:list>
      <text:p text:style-name="P5"/>
      <text:p text:style-name="P5">[next]</text:p>
      <text:list xml:id="list5531200992224951034" text:style-name="L8">
        <text:list-item>
          <text:p text:style-name="P35">TASK : slice bar data file ==&gt; </text:p>
          <text:list>
            <text:list-item>
              <text:p text:style-name="P35"><text:soft-page-break/>TASKS-13</text:p>
            </text:list-item>
          </text:list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27"/>
      <text:p text:style-name="P5"><text:span text:style-name="T11"/></text:p>
      <text:p text:style-name="P5"><text:span text:style-name="T3">13.X_X</text:span>---------------------------------------------------------------------------</text:p>
      <text:p text:style-name="P15">res free# JVEMV6 44#13.24_1 / 44. currency / 13. TASKS / 24. gen-technical-data / 20200518_124246</text:p>
      <text:p text:style-name="P3"/>
      <text:p text:style-name="P5">[do] <text:span text:style-name="T1">#_ </text:span></text:p>
      <text:list xml:id="list7048012149453627237" text:style-name="L18">
        <text:list-item>
          <text:p text:style-name="P39">REVIEW </text:p>
        </text:list-item>
        <text:list-item>
          <text:p text:style-name="P39">TASK-1</text:p>
          <text:list>
            <text:list-item>
              <text:list>
                <text:list-item>
                  <text:p text:style-name="P39">//_20200518_124428:tmp (init())</text:p>
                </text:list-item>
                <text:list-item>
                  <text:p text:style-name="P39">//_20200428_144229:head</text:p>
                </text:list-item>
                <text:list-item>
                  <text:p text:style-name="P39">//_20200518_124948:tmp ==&gt; data : body</text:p>
                </text:list-item>
                <text:list-item>
                  <text:p text:style-name="P39">//_20200518_125012:tmp ==&gt; data : header</text:p>
                </text:list-item>
              </text:list>
            </text:list-item>
            <text:list-item>
              <text:p text:style-name="P39"><text:span text:style-name="T1">#_ </text:span>T-1.1 : data : body ==&gt; MFI</text:p>
              <text:list>
                <text:list-item>
                  <text:p text:style-name="P39"><text:span text:style-name="T1">#_ </text:span>CODE</text:p>
                  <text:list>
                    <text:list-item>
                      <text:p text:style-name="P39">TEST ==&gt; OK</text:p>
                    </text:list-item>
                  </text:list>
                </text:list-item>
                <text:list-item>
                  <text:p text:style-name="P39"><text:span text:style-name="T1">#_ </text:span>CODE : normalize double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<text:span text:style-name="T1">#_ </text:span>T-1.2 : data : body ==&gt; RSI</text:p>
              <text:list>
                <text:list-item>
                  <text:p text:style-name="P39">CODE : //_20200518_131109:tmp</text:p>
                  <text:list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3 : data : body ==&gt; Force</text:p>
              <text:list>
                <text:list-item>
                  <text:p text:style-name="P39">CODE : //_20200518_132500:tmp</text:p>
                  <text:list>
                    <text:list-item>
                      <text:p text:style-name="P39">==&gt; OK</text:p>
                    </text:list-item>
                  </text:list>
                </text:list-item>
                <text:list-item>
                  <text:p text:style-name="P39">CODE</text:p>
                  <text:list>
                    <text:list-item>
                      <text:p text:style-name="P39"><text:soft-page-break/>Force ==&gt; period → to 20</text:p>
                    </text:list-item>
                    <text:list-item>
                      <text:p text:style-name="P39">==&gt; OK</text:p>
                    </text:list-item>
                  </text:list>
                </text:list-item>
              </text:list>
            </text:list-item>
            <text:list-item>
              <text:p text:style-name="P39">T-1.4 : sheet</text:p>
              <text:list>
                <text:list-item>
                  <text:p text:style-name="P39">log_JVE_44_13_24.[session-1].ods</text:p>
                </text:list-item>
              </text:list>
            </text:list-item>
          </text:list>
        </text:list-item>
      </text:list>
      <text:p text:style-name="P5"/>
      <text:p text:style-name="P5">[next]</text:p>
      <text:list xml:id="list7574910780668684933" text:style-name="L17">
        <text:list-item>
          <text:p text:style-name="P38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5"><text:span text:style-name="T11">@@@</text:span></text:p>
      <text:p text:style-name="P7"/>
      <text:p text:style-name="P5"><text:span text:style-name="T3">13.25_X</text:span>---------------------------------------------------------------------------</text:p>
      <text:p text:style-name="P15">res free# JVEMV6 44#13.25_1 / 44. currency / 13. TASKS / 25. gen-stats-data-to-log-file / XXX</text:p>
      <text:p text:style-name="P3"/>
      <text:p text:style-name="P5">[do] <text:span text:style-name="T1">#_ </text:span></text:p>
      <text:list xml:id="list35468519" text:continue-list="list35451568" text:style-name="L1">
        <text:list-item>
          <text:p text:style-name="P29">REVIEW </text:p>
        </text:list-item>
        <text:list-item>
          <text:p text:style-name="P29">TASK-1</text:p>
        </text:list-item>
      </text:list>
      <text:p text:style-name="P5"/>
      <text:p text:style-name="P5">[next]</text:p>
      <text:list xml:id="list597382274178269355" text:style-name="L19">
        <text:list-item>
          <text:p text:style-name="P40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7"/>
      <text:p text:style-name="P3"><text:soft-page-break/></text:p>
      <text:p text:style-name="P6"><text:span text:style-name="T2">10.3.3_X</text:span>---------------------------------------------------------------------------</text:p>
      <text:p text:style-name="P4">res free# JVEMV6 44#10.3.3_4 / 44. currency / 10. prog-php / 3. admin / 3. slice-raw-data / XXX</text:p>
      <text:p text:style-name="P3"/>
      <text:p text:style-name="P5">[do] <text:span text:style-name="T1">#_ </text:span></text:p>
      <text:list xml:id="list35443641" text:continue-list="list35468519" text:style-name="L1">
        <text:list-item>
          <text:p text:style-name="P29">REVIEW </text:p>
        </text:list-item>
        <text:list-item>
          <text:p text:style-name="P29">TASK-1 : TASKS-13 (cont.)</text:p>
          <text:list>
            <text:list-item>
              <text:list>
                <text:list-item>
                  <text:p text:style-name="P29">//_20200504_170156:next ( <text:s/>lib_fx_admin.php )</text:p>
                </text:list-item>
                <text:list-item>
                  <text:p text:style-name="P29">==&gt; delete : debug return line</text:p>
                </text:list-item>
                <text:list-item>
                  <text:p text:style-name="P29">==&gt; see sliced weeks dates → as intended ?</text:p>
                </text:list-item>
              </text:list>
            </text:list-item>
            <text:list-item>
              <text:p text:style-name="P29"/>
            </text:list-item>
          </text:list>
        </text:list-item>
      </text:list>
      <text:p text:style-name="P5"/>
      <text:p text:style-name="P5">[next]</text:p>
      <text:list xml:id="list3174751572687276810" text:style-name="L9">
        <text:list-item>
          <text:p text:style-name="P36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7"/>
      <text:p text:style-name="P3"/>
      <text:p text:style-name="P3">------------------------------------------------ [TEMPLATE] 20191224_144528</text:p>
      <text:p text:style-name="P5"><text:span text:style-name="T3">XX</text:span>---------------------------------------------------------------------------</text:p>
      <text:p text:style-name="P15">res free# JVEMV6 44#10.2_XX / 44. currency / 10. prog-php / 2. tester / <text:s/>XXXX</text:p>
      <text:p text:style-name="P15"/>
      <text:p text:style-name="P5">[do] <text:span text:style-name="T1">#_ </text:span></text:p>
      <text:list xml:id="list35471205" text:continue-list="list35443641" text:style-name="L1">
        <text:list-item>
          <text:p text:style-name="P29">REVIEW </text:p>
        </text:list-item>
        <text:list-item>
          <text:p text:style-name="P29">TASK-1</text:p>
        </text:list-item>
      </text:list>
      <text:p text:style-name="P5"/>
      <text:p text:style-name="P5"><text:soft-page-break/>[next]</text:p>
      <text:list xml:id="list3570738859993092962" text:style-name="L10">
        <text:list-item>
          <text:p text:style-name="P37">TASK</text:p>
        </text:list-item>
      </text:list>
      <text:p text:style-name="P5">[further]</text:p>
      <text:p text:style-name="P12"><text:span text:style-name="T8"><text:line-break/></text:span><text:span text:style-name="T9">[/ XXX] </text:span></text:p>
      <text:p text:style-name="P17"/>
      <text:p text:style-name="P17"/>
      <text:p text:style-name="P17"/>
      <text:p text:style-name="P3">/ ------------------------------------------------ [TEMPLATE] 20191224_144528 /</text:p>
      <text:p text:style-name="P3"/>
      <text:p text:style-name="P3">/ ------------------------------------------------ [TASKS] 20200414_154140 /</text:p>
      <text:p text:style-name="P3"/>
      <text:p text:style-name="P9">------------------------------------------------------- [STEPS : start] 20191224_114459</text:p>
      <text:list xml:id="list2213157872879451779" text:style-name="L11">
        <text:list-item>
          <text:p text:style-name="P4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466113" text:continue-numbering="true" text:style-name="L11">
        <text:list-item>
          <text:p text:style-name="P41"/>
        </text:list-item>
      </text:list>
      <text:p text:style-name="P9">/ ------------------------------------------------------- [STEPS : start] 20191224_114459 /</text:p>
      <text:p text:style-name="P3"/>
      <text:p text:style-name="P8">------------------------------------------------------- [STEPS : closing] 20191220_142139</text:p>
      <text:list xml:id="list1386499899989303525" text:style-name="L12">
        <text:list-item>
          <text:p text:style-name="P2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3824827636473817437" text:style-name="L13">
              <text:list-item>
                <text:p text:style-name="P21">M – w &gt; a (new window)</text:p>
              </text:list-item>
              <text:list-item>
                <text:p text:style-name="P21">doc 2 : select → session number</text:p>
              </text:list-item>
              <text:list-item>
                <text:p text:style-name="P21">doc 1</text:p>
                <text:list>
                  <text:list-item>
                    <text:p text:style-name="P21">DUP → template</text:p>
                  </text:list-item>
                  <text:list-item>
                    <text:p text:style-name="P21">session num → paste</text:p>
                  </text:list-item>
                </text:list>
              </text:list-item>
              <text:list-item>
                <text:p text:style-name="P21">doc 2 : select → session string</text:p>
              </text:list-item>
              <text:list-item>
                <text:p text:style-name="P21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793576309161048563" text:style-name="L14">
              <text:list-item>
                <text:p text:style-name="P22"><text:soft-page-break/>commit</text:p>
                <text:list>
                  <text:list-item>
                    <text:p text:style-name="P22">jve</text:p>
                  </text:list-item>
                  <text:list-item>
                    <text:p text:style-name="P22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729266335088455180" text:style-name="L15">
              <text:list-item>
                <text:p text:style-name="P23">doc 1 : select → git push, echo</text:p>
              </text:list-item>
              <text:list-item>
                <text:p text:style-name="P23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5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4078867571535604199" text:style-name="L16">
              <text:list-item>
                <text:p text:style-name="P24">eclipse</text:p>
              </text:list-item>
              <text:list-item>
                <text:p text:style-name="P24">mt4</text:p>
              </text:list-item>
              <text:list-item>
                <text:p text:style-name="P24">folders</text:p>
              </text:list-item>
              <text:list-item>
                <text:p text:style-name="P24">sakura files</text:p>
              </text:list-item>
              <text:list-item>
                <text:p text:style-name="P24">docs</text:p>
              </text:list-item>
            </text:list>
          </table:table-cell>
        </table:table-row>
      </table:table>
      <text:list xml:id="list35455877" text:continue-list="list1386499899989303525" text:style-name="L12">
        <text:list-item>
          <text:p text:style-name="P25">git</text:p>
          <text:list>
            <text:list-item>
              <text:p text:style-name="P2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449197" text:continue-numbering="true" text:style-name="L12">
        <text:list-item>
          <text:list>
            <text:list-item>
              <text:p text:style-name="P2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</text:span><text:span text:style-name="T6">g\3_fx-log-file\end_apps.bat</text:span></text:p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6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6"/>
          </table:table-cell>
        </table:table-row>
      </table:table>
      <text:list xml:id="list35448073" text:continue-numbering="true" text:style-name="L12">
        <text:list-item>
          <text:p text:style-name="P25">move “<text:span text:style-name="T4">@@@</text:span>”</text:p>
        </text:list-item>
        <text:list-item>
          <text:p text:style-name="P43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10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5-18T15:24:23.20</dc:date>
    <dc:creator>iwabuchi ken</dc:creator>
    <meta:editing-duration>P5DT14H46M2S</meta:editing-duration>
    <meta:editing-cycles>647</meta:editing-cycles>
    <meta:generator>OpenOffice/4.1.3$Win32 OpenOffice.org_project/413m1$Build-9783</meta:generator>
    <meta:document-statistic meta:table-count="10" meta:image-count="0" meta:object-count="0" meta:page-count="12" meta:paragraph-count="237" meta:word-count="934" meta:character-count="7609"/>
  </office:meta>
</office:document-meta>
</file>